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uePointcut.getMethod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Pointcu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Pointcut.getClass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Pointcut.TruePoin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uePointcut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